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cc8e" officeooo:paragraph-rsid="002ed01b"/>
    </style:style>
    <style:style style:name="P2" style:family="paragraph" style:parent-style-name="Heading_20_3">
      <style:text-properties officeooo:paragraph-rsid="002ed01b"/>
    </style:style>
    <style:style style:name="P3" style:family="paragraph" style:parent-style-name="Heading_20_2">
      <style:text-properties officeooo:paragraph-rsid="002ed01b"/>
    </style:style>
    <style:style style:name="P4" style:family="paragraph" style:parent-style-name="Heading_20_3">
      <style:text-properties officeooo:paragraph-rsid="0030a695"/>
    </style:style>
    <style:style style:name="P5" style:family="paragraph" style:parent-style-name="Heading_20_1" style:master-page-name="Right_20_Page">
      <style:paragraph-properties style:page-number="auto"/>
      <style:text-properties officeooo:rsid="0023fe6d" officeooo:paragraph-rsid="0030a695"/>
    </style:style>
    <style:style style:name="P6" style:family="paragraph" style:parent-style-name="Heading_20_2">
      <style:text-properties officeooo:paragraph-rsid="0030a695"/>
    </style:style>
    <style:style style:name="P7" style:family="paragraph" style:parent-style-name="Text_20_body">
      <style:text-properties officeooo:rsid="0023fe6d" officeooo:paragraph-rsid="0030a695"/>
    </style:style>
    <style:style style:name="P8" style:family="paragraph" style:parent-style-name="Text_20_body">
      <style:text-properties officeooo:rsid="0023fe6d" officeooo:paragraph-rsid="0031da56"/>
    </style:style>
    <style:style style:name="P9" style:family="paragraph" style:parent-style-name="Text_20_body">
      <style:text-properties officeooo:paragraph-rsid="0030a695"/>
    </style:style>
    <style:style style:name="T1" style:family="text">
      <style:text-properties officeooo:rsid="002ed01b"/>
    </style:style>
    <style:style style:name="T2" style:family="text">
      <style:text-properties officeooo:rsid="0023fe6d"/>
    </style:style>
    <style:style style:name="T3" style:family="text">
      <style:text-properties officeooo:rsid="000f14e3"/>
    </style:style>
    <style:style style:name="T4" style:family="text">
      <style:text-properties officeooo:rsid="0022dc82"/>
    </style:style>
    <style:style style:name="T5" style:family="text">
      <style:text-properties officeooo:rsid="003ab65d"/>
    </style:style>
    <style:style style:name="T6" style:family="text">
      <style:text-properties officeooo:rsid="0031da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Riptide</text:h>
      <text:p text:style-name="P6">(<text:span text:style-name="T2">Vance Joy</text:span>)</text:p>
      <text:p text:style-name="P4"><text:span text:style-name="T2">[Intro]</text:span></text:p>
      <text:p text:style-name="P7">Am G <text:s/>C C</text:p>
      <text:p text:style-name="P7">Am G <text:s/>C C</text:p>
      <text:p text:style-name="P4">[VERSE 1]</text:p>
      <text:p text:style-name="P7">Am <text:s text:c="19"/>G <text:s text:c="9"/>C</text:p>
      <text:p text:style-name="P7">I was scared of dentists and the dark,</text:p>
      <text:p text:style-name="P7">Am <text:s text:c="19"/>G <text:s text:c="5"/></text:p>
      <text:p text:style-name="P7">I was scared of pretty girls </text:p>
      <text:p text:style-name="P7"><text:s text:c="8"/>C</text:p>
      <text:p text:style-name="P7">and starting conversations,</text:p>
      <text:p text:style-name="P7">Am <text:s text:c="10"/>G <text:s text:c="15"/>C</text:p>
      <text:p text:style-name="P7">Oh all my friends are turning green,</text:p>
      <text:p text:style-name="P7">Am <text:s text:c="19"/>G <text:s text:c="16"/>C</text:p>
      <text:p text:style-name="P7">You're the magicians assistant in their dreams.</text:p>
      <text:p text:style-name="P4">[BRIDGE]</text:p>
      <text:p text:style-name="P8">Am <text:s text:c="2"/>G <text:s text:c="2"/>C <text:s text:c="2"/>Am <text:s text:c="2"/>G <text:s text:c="7"/>C <text:s/></text:p>
      <text:p text:style-name="P8">Ooh, ooh ooh Ooh, and they come unstuck</text:p>
      <text:p text:style-name="P4">[CHORUS]</text:p>
      <text:p text:style-name="P7">Am <text:s text:c="3"/>G <text:s text:c="20"/>C</text:p>
      <text:p text:style-name="P7">Lady, running down to the riptide,</text:p>
      <text:p text:style-name="P7">C <text:s text:c="20"/>Am</text:p>
      <text:p text:style-name="P7">taken away to the dark side,</text:p>
      <text:p text:style-name="P7">G <text:s text:c="15"/>C</text:p>
      <text:p text:style-name="P7">I wanna be your left hand man.</text:p>
      <text:p text:style-name="P7">Am <text:s text:c="10"/>G <text:s text:c="24"/>C</text:p>
      <text:p text:style-name="P7">I love you when you're singing that song and,</text:p>
      <text:p text:style-name="P7">C <text:s text:c="22"/>Am</text:p>
      <text:p text:style-name="P7">I got a lump in my throat 'cause</text:p>
      <text:p text:style-name="P7">G <text:s text:c="27"/>C</text:p>
      <text:p text:style-name="P7">you're gonna sing the words wrong</text:p>
      <text:p text:style-name="P4"><text:soft-page-break/>[VERSE 2]</text:p>
      <text:p text:style-name="P7">Am <text:s text:c="24"/>G <text:s text:c="12"/>C</text:p>
      <text:p text:style-name="P7">There's this movie that I think you'll like,</text:p>
      <text:p text:style-name="P7">Am <text:s text:c="19"/>G <text:s text:c="9"/></text:p>
      <text:p text:style-name="P7">this guy decides to quit his job </text:p>
      <text:p text:style-name="P7"><text:s text:c="6"/>C</text:p>
      <text:p text:style-name="P7">and heads to New York City,</text:p>
      <text:p text:style-name="P7">Am <text:s text:c="10"/>G <text:s text:c="16"/>C</text:p>
      <text:p text:style-name="P7">this cowboy's running from himself.</text:p>
      <text:p text:style-name="P7">Am <text:s text:c="20"/>G <text:s text:c="16"/>C</text:p>
      <text:p text:style-name="P7">And she's been living on the highest shelf</text:p>
      <text:p text:style-name="P4">[BRIDGE]</text:p>
      <text:p text:style-name="P8">Am <text:s text:c="2"/>G <text:s text:c="2"/>C <text:s text:c="2"/>Am <text:s text:c="2"/>G <text:s text:c="7"/>C <text:s/></text:p>
      <text:p text:style-name="P8">Ooh, ooh ooh Ooh, and they come unstuck</text:p>
      <text:p text:style-name="P4">[CHORUS]</text:p>
      <text:p text:style-name="P7">Am <text:s text:c="4"/>G <text:s text:c="20"/>C</text:p>
      <text:p text:style-name="P7">Lady, running down to the riptide,</text:p>
      <text:p text:style-name="P7">C <text:s text:c="21"/>Am</text:p>
      <text:p text:style-name="P7">taken away to the dark side,</text:p>
      <text:p text:style-name="P7">G <text:s text:c="22"/>C</text:p>
      <text:p text:style-name="P7">I wanna be your left hand man.</text:p>
      <text:p text:style-name="P7">Am <text:s text:c="12"/>G <text:s text:c="22"/>C</text:p>
      <text:p text:style-name="P7">I love you when you're singing that song and,</text:p>
      <text:p text:style-name="P7">C <text:s text:c="21"/>Am</text:p>
      <text:p text:style-name="P7">I got a lump in my throat 'cause</text:p>
      <text:p text:style-name="P7">G <text:s text:c="22"/>C</text:p>
      <text:p text:style-name="P7">you're gonna sing the words wrong</text:p>
      <text:p text:style-name="P4">[INTERLUDE]</text:p>
      <text:p text:style-name="P7">Am <text:s text:c="26"/>G</text:p>
      <text:p text:style-name="P7">I just wanna, I just wanna know,</text:p>
      <text:p text:style-name="P7">C <text:s text:c="32"/>F</text:p>
      <text:p text:style-name="P7">If you're gonna, if you're gonna stay,</text:p>
      <text:p text:style-name="P7">Am <text:s text:c="26"/>G</text:p>
      <text:p text:style-name="P7">I just gotta, I just gotta know,</text:p>
      <text:p text:style-name="P7">C <text:s text:c="33"/>F <text:s/></text:p>
      <text:p text:style-name="P7">I can't have it, I can't have it any other way</text:p>
      <text:p text:style-name="P7"><text:soft-page-break/>Am <text:s text:c="17"/>G <text:s text:c="13"/>C</text:p>
      <text:p text:style-name="P7">I swear she's destined for the screen,</text:p>
      <text:p text:style-name="P7">Am <text:s text:c="20"/>G <text:s text:c="10"/></text:p>
      <text:p text:style-name="P7">Closest thing to Michelle Pfeiffer </text:p>
      <text:p text:style-name="P7"><text:s text:c="11"/>C</text:p>
      <text:p text:style-name="P7">that you've ever seen, oh</text:p>
      <text:p text:style-name="P4">[CHORUS] <text:s/><text:span text:style-name="T6">x3</text:span></text:p>
      <text:p text:style-name="P7">Am <text:s text:c="4"/>G <text:s text:c="20"/>C</text:p>
      <text:p text:style-name="P7">Lady, running down to the riptide,</text:p>
      <text:p text:style-name="P7">C <text:s text:c="21"/>Am</text:p>
      <text:p text:style-name="P7">taken away to the dark side,</text:p>
      <text:p text:style-name="P7">G <text:s text:c="22"/>C</text:p>
      <text:p text:style-name="P7">I wanna be your left hand man.</text:p>
      <text:p text:style-name="P7">Am <text:s text:c="12"/>G <text:s text:c="19"/><text:span text:style-name="T5">C</text:span></text:p>
      <text:p text:style-name="P7">I love you when you're singing that song and,</text:p>
      <text:p text:style-name="P7">C <text:s text:c="20"/>Am</text:p>
      <text:p text:style-name="P7">I got a lump in my throat 'cause</text:p>
      <text:p text:style-name="P7">G <text:s text:c="29"/>C</text:p>
      <text:p text:style-name="P7">you're gonna sing the words wro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0M25S</meta:editing-duration>
    <meta:editing-cycles>34</meta:editing-cycles>
    <meta:generator>LibreOffice/5.3.6.1$MacOSX_X86_64 LibreOffice_project/686f202eff87ef707079aeb7f485847613344eb7</meta:generator>
    <dc:title>Lyrics + Chords</dc:title>
    <dc:date>2017-10-17T10:39:34.572900000</dc:date>
    <meta:print-date>2017-04-03T12:23:29.985893000</meta:print-date>
    <meta:document-statistic meta:table-count="0" meta:image-count="0" meta:object-count="0" meta:page-count="3" meta:paragraph-count="87" meta:word-count="371" meta:character-count="2490" meta:non-whitespace-character-count="128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